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3.53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12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cccccc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1" table:default-cell-style-name="ce4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Gracz1</text:p>
          </table:table-cell>
          <table:covered-table-cell table:number-columns-repeated="3" table:style-name="ce5"/>
          <table:table-cell table:number-columns-repeated="2"/>
          <table:table-cell table:style-name="ce1" office:value-type="string" calcext:value-type="string" table:number-columns-spanned="4" table:number-rows-spanned="1">
            <text:p>Gracz2</text:p>
          </table:table-cell>
          <table:covered-table-cell table:number-columns-repeated="3" table:style-name="ce5"/>
          <table:table-cell/>
        </table:table-row>
        <table:table-row table:style-name="ro1">
          <table:table-cell table:style-name="ce2" office:value-type="string" calcext:value-type="string">
            <text:p>ptab[i]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z</text:p>
          </table:table-cell>
          <table:table-cell table:number-columns-repeated="2"/>
          <table:table-cell table:style-name="ce2" office:value-type="string" calcext:value-type="string">
            <text:p>ptab[i]</text:p>
          </table:table-cell>
          <table:table-cell table:style-name="ce2" office:value-type="string" calcext:value-type="string">
            <text:p>Pol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z</text:p>
          </table:table-cell>
          <table:table-cell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art</text:p>
          </table:table-cell>
          <table:table-cell table:style-name="ce3" table:number-columns-repeated="2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art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lonik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alonik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zansaN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zansaN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eny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teny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leje pld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Koleje pl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pol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Neapol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zansaR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zansaR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olan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Mediola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zym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Rzym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ezienie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Wiezieni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celon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Barcelon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ktrownie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Elektrowni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will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Sewilla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ryt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Madry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oleje zach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Koleje zach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verpool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Liverpool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zansaN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SzansaN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asgow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Glasgow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ndyn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Londy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king Darmowy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Parking Darmowy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tterdam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Rotterda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zansaR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SzansaR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ruksela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Bruksel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sterdam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Amsterdam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leje pl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Koleje pl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mo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Malmo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tebor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Goteborg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dociagi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Wodociagi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ztokholm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Sztokholm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o wiezienia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Do wiezieni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rankfurt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Frankfur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lonie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Kolonie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zansaN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SzansaN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nn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Bonn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leje wsch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Koleje wsch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zansaR3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SzansaR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sbruck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Insbruck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datek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Podatek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ieden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Wiede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.00.0000</text:date>, <text:time style:data-style-name="N2" text:time-value="15:41:34.97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5:37:38.280000000</meta:creation-date>
    <dc:date>2017-12-31T16:09:22.571000000</dc:date>
    <meta:editing-duration>PT19M33S</meta:editing-duration>
    <meta:editing-cycles>5</meta:editing-cycles>
    <meta:generator>LibreOffice/5.2.6.2$Windows_X86_64 LibreOffice_project/a3100ed2409ebf1c212f5048fbe377c281438fdc</meta:generator>
    <meta:document-statistic meta:table-count="1" meta:cell-count="170" meta:object-count="0"/>
  </office:meta>
</office:document-meta>
</file>